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K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 from 10 to 1010 in steps of 100</text:p>
          </table:table-cell>
          <table:table-cell table:number-columns-repeated="3"/>
          <table:table-cell office:value-type="string" calcext:value-type="string">
            <text:p>a from 0.01 to 0.1 in steps of 0.01</text:p>
          </table:table-cell>
          <table:table-cell table:number-columns-repeated="2"/>
          <table:table-cell office:value-type="string" calcext:value-type="string">
            <text:p>b from 4 to 24 in steps of 2</text:p>
          </table:table-cell>
          <table:table-cell table:number-columns-repeated="2"/>
          <table:table-cell office:value-type="string" calcext:value-type="string">
            <text:p>guess 1=linear, 2=sigmoid, 3=-e-r+1, 4=lo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ooting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ing a from 0 to 0.01 in steps of 0.001</text:p>
          </table:table-cell>
          <table:table-cell table:number-columns-repeated="3"/>
          <table:table-cell office:value-type="string" calcext:value-type="string">
            <text:p>Testing b from 4 to 24 in steps of 2</text:p>
          </table:table-cell>
          <table:table-cell table:number-columns-repeated="3"/>
          <table:table-cell office:value-type="string" calcext:value-type="string">
            <text:p>testing step size from 0.002 to 0.5 in steps of 0.00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6" calcext:value-type="float">
            <text:p>0.0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8" calcext:value-type="float">
            <text:p>0.0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32" calcext:value-type="float">
            <text:p>0.0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7" calcext:value-type="float">
            <text:p>0.0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1" calcext:value-type="float">
            <text:p>0.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2" calcext:value-type="float">
            <text:p>0.0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3" calcext:value-type="float">
            <text:p>0.0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6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9" calcext:value-type="float">
            <text:p>0.0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1" calcext:value-type="float">
            <text:p>0.0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3" calcext:value-type="float">
            <text:p>0.0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4" calcext:value-type="float">
            <text:p>0.0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5" calcext:value-type="float">
            <text:p>0.0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7" calcext:value-type="float">
            <text:p>0.0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8" calcext:value-type="float">
            <text:p>0.0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9" calcext:value-type="float">
            <text:p>0.0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1" calcext:value-type="float">
            <text:p>0.0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2" calcext:value-type="float">
            <text:p>0.0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3" calcext:value-type="float">
            <text:p>0.0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4" calcext:value-type="float">
            <text:p>0.0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7" calcext:value-type="float">
            <text:p>0.0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8" calcext:value-type="float">
            <text:p>0.0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9" calcext:value-type="float">
            <text:p>0.0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1" calcext:value-type="float">
            <text:p>0.0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2" calcext:value-type="float">
            <text:p>0.0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4" calcext:value-type="float">
            <text:p>0.0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5" calcext:value-type="float">
            <text:p>0.0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6" calcext:value-type="float">
            <text:p>0.0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7" calcext:value-type="float">
            <text:p>0.0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8" calcext:value-type="float">
            <text:p>0.0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9" calcext:value-type="float">
            <text:p>0.0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1" calcext:value-type="float">
            <text:p>0.0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2" calcext:value-type="float">
            <text:p>0.0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3" calcext:value-type="float">
            <text:p>0.0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4" calcext:value-type="float">
            <text:p>0.0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5" calcext:value-type="float">
            <text:p>0.0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6" calcext:value-type="float">
            <text:p>0.0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7" calcext:value-type="float">
            <text:p>0.0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9" calcext:value-type="float">
            <text:p>0.0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1" calcext:value-type="float">
            <text:p>0.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2" calcext:value-type="float">
            <text:p>0.1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3" calcext:value-type="float">
            <text:p>0.1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4" calcext:value-type="float">
            <text:p>0.1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5" calcext:value-type="float">
            <text:p>0.1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6" calcext:value-type="float">
            <text:p>0.1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7" calcext:value-type="float">
            <text:p>0.1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8" calcext:value-type="float">
            <text:p>0.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9" calcext:value-type="float">
            <text:p>0.1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3" calcext:value-type="float">
            <text:p>0.1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4" calcext:value-type="float">
            <text:p>0.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5" calcext:value-type="float">
            <text:p>0.1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6" calcext:value-type="float">
            <text:p>0.1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7" calcext:value-type="float">
            <text:p>0.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8" calcext:value-type="float">
            <text:p>0.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9" calcext:value-type="float">
            <text:p>0.1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1" calcext:value-type="float">
            <text:p>0.1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2" calcext:value-type="float">
            <text:p>0.1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3" calcext:value-type="float">
            <text:p>0.1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4" calcext:value-type="float">
            <text:p>0.1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6" calcext:value-type="float">
            <text:p>0.1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7" calcext:value-type="float">
            <text:p>0.1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8" calcext:value-type="float">
            <text:p>0.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9" calcext:value-type="float">
            <text:p>0.1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1" calcext:value-type="float">
            <text:p>0.1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2" calcext:value-type="float">
            <text:p>0.1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3" calcext:value-type="float">
            <text:p>0.1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4" calcext:value-type="float">
            <text:p>0.1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5" calcext:value-type="float">
            <text:p>0.1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6" calcext:value-type="float">
            <text:p>0.1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7" calcext:value-type="float">
            <text:p>0.1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8" calcext:value-type="float">
            <text:p>0.1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9" calcext:value-type="float">
            <text:p>0.1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1" calcext:value-type="float">
            <text:p>0.1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2" calcext:value-type="float">
            <text:p>0.1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3" calcext:value-type="float">
            <text:p>0.1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5" calcext:value-type="float">
            <text:p>0.1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6" calcext:value-type="float">
            <text:p>0.1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7" calcext:value-type="float">
            <text:p>0.1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8" calcext:value-type="float">
            <text:p>0.1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9" calcext:value-type="float">
            <text:p>0.1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1" calcext:value-type="float">
            <text:p>0.1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2" calcext:value-type="float">
            <text:p>0.1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3" calcext:value-type="float">
            <text:p>0.1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4" calcext:value-type="float">
            <text:p>0.1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5" calcext:value-type="float">
            <text:p>0.1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6" calcext:value-type="float">
            <text:p>0.1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7" calcext:value-type="float">
            <text:p>0.1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8" calcext:value-type="float">
            <text:p>0.1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9" calcext:value-type="float">
            <text:p>0.1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1" calcext:value-type="float">
            <text:p>0.1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2" calcext:value-type="float">
            <text:p>0.1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4" calcext:value-type="float">
            <text:p>0.1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6" calcext:value-type="float">
            <text:p>0.1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7" calcext:value-type="float">
            <text:p>0.1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8" calcext:value-type="float">
            <text:p>0.1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1" calcext:value-type="float">
            <text:p>0.1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2" calcext:value-type="float">
            <text:p>0.1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3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6" calcext:value-type="float">
            <text:p>0.1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7" calcext:value-type="float">
            <text:p>0.1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8" calcext:value-type="float">
            <text:p>0.1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9" calcext:value-type="float">
            <text:p>0.1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1" calcext:value-type="float">
            <text:p>0.1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2" calcext:value-type="float">
            <text:p>0.1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3" calcext:value-type="float">
            <text:p>0.1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4" calcext:value-type="float">
            <text:p>0.1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5" calcext:value-type="float">
            <text:p>0.1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6" calcext:value-type="float">
            <text:p>0.1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7" calcext:value-type="float">
            <text:p>0.1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8" calcext:value-type="float">
            <text:p>0.1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9" calcext:value-type="float">
            <text:p>0.1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1" calcext:value-type="float">
            <text:p>0.1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2" calcext:value-type="float">
            <text:p>0.1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3" calcext:value-type="float">
            <text:p>0.1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4" calcext:value-type="float">
            <text:p>0.1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5" calcext:value-type="float">
            <text:p>0.1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6" calcext:value-type="float">
            <text:p>0.1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7" calcext:value-type="float">
            <text:p>0.1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8" calcext:value-type="float">
            <text:p>0.1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9" calcext:value-type="float">
            <text:p>0.1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1" calcext:value-type="float">
            <text:p>0.2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3" calcext:value-type="float">
            <text:p>0.2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4" calcext:value-type="float">
            <text:p>0.2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5" calcext:value-type="float">
            <text:p>0.2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6" calcext:value-type="float">
            <text:p>0.2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7" calcext:value-type="float">
            <text:p>0.2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9" calcext:value-type="float">
            <text:p>0.2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1" calcext:value-type="float">
            <text:p>0.2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2" calcext:value-type="float">
            <text:p>0.2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3" calcext:value-type="float">
            <text:p>0.2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4" calcext:value-type="float">
            <text:p>0.2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5" calcext:value-type="float">
            <text:p>0.2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6" calcext:value-type="float">
            <text:p>0.2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7" calcext:value-type="float">
            <text:p>0.2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8" calcext:value-type="float">
            <text:p>0.2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9" calcext:value-type="float">
            <text:p>0.2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1" calcext:value-type="float">
            <text:p>0.2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2" calcext:value-type="float">
            <text:p>0.2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4" calcext:value-type="float">
            <text:p>0.2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6" calcext:value-type="float">
            <text:p>0.2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7" calcext:value-type="float">
            <text:p>0.2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8" calcext:value-type="float">
            <text:p>0.2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9" calcext:value-type="float">
            <text:p>0.2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1" calcext:value-type="float">
            <text:p>0.2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3" calcext:value-type="float">
            <text:p>0.2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4" calcext:value-type="float">
            <text:p>0.2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5" calcext:value-type="float">
            <text:p>0.2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6" calcext:value-type="float">
            <text:p>0.2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7" calcext:value-type="float">
            <text:p>0.2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8" calcext:value-type="float">
            <text:p>0.2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9" calcext:value-type="float">
            <text:p>0.2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1" calcext:value-type="float">
            <text:p>0.2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2" calcext:value-type="float">
            <text:p>0.2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3" calcext:value-type="float">
            <text:p>0.2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4" calcext:value-type="float">
            <text:p>0.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5" calcext:value-type="float">
            <text:p>0.2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6" calcext:value-type="float">
            <text:p>0.2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7" calcext:value-type="float">
            <text:p>0.2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8" calcext:value-type="float">
            <text:p>0.2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9" calcext:value-type="float">
            <text:p>0.2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1" calcext:value-type="float">
            <text:p>0.2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2" calcext:value-type="float">
            <text:p>0.2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3" calcext:value-type="float">
            <text:p>0.2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4" calcext:value-type="float">
            <text:p>0.2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5" calcext:value-type="float">
            <text:p>0.2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6" calcext:value-type="float">
            <text:p>0.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7" calcext:value-type="float">
            <text:p>0.2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8" calcext:value-type="float">
            <text:p>0.2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9" calcext:value-type="float">
            <text:p>0.2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2" calcext:value-type="float">
            <text:p>0.2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3" calcext:value-type="float">
            <text:p>0.2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4" calcext:value-type="float">
            <text:p>0.2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5" calcext:value-type="float">
            <text:p>0.2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6" calcext:value-type="float">
            <text:p>0.2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7" calcext:value-type="float">
            <text:p>0.2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8" calcext:value-type="float">
            <text:p>0.2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9" calcext:value-type="float">
            <text:p>0.2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1" calcext:value-type="float">
            <text:p>0.2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2" calcext:value-type="float">
            <text:p>0.2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3" calcext:value-type="float">
            <text:p>0.2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4" calcext:value-type="float">
            <text:p>0.2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6" calcext:value-type="float">
            <text:p>0.2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7" calcext:value-type="float">
            <text:p>0.2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8" calcext:value-type="float">
            <text:p>0.2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9" calcext:value-type="float">
            <text:p>0.2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1" calcext:value-type="float">
            <text:p>0.2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2" calcext:value-type="float">
            <text:p>0.2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3" calcext:value-type="float">
            <text:p>0.2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4" calcext:value-type="float">
            <text:p>0.2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5" calcext:value-type="float">
            <text:p>0.2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6" calcext:value-type="float">
            <text:p>0.2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7" calcext:value-type="float">
            <text:p>0.2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8" calcext:value-type="float">
            <text:p>0.2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9" calcext:value-type="float">
            <text:p>0.2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1" calcext:value-type="float">
            <text:p>0.2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2" calcext:value-type="float">
            <text:p>0.2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3" calcext:value-type="float">
            <text:p>0.2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4" calcext:value-type="float">
            <text:p>0.2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5" calcext:value-type="float">
            <text:p>0.2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6" calcext:value-type="float">
            <text:p>0.2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7" calcext:value-type="float">
            <text:p>0.2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8" calcext:value-type="float">
            <text:p>0.2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9" calcext:value-type="float">
            <text:p>0.2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1" calcext:value-type="float">
            <text:p>0.3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2" calcext:value-type="float">
            <text:p>0.3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3" calcext:value-type="float">
            <text:p>0.3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4" calcext:value-type="float">
            <text:p>0.3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5" calcext:value-type="float">
            <text:p>0.3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6" calcext:value-type="float">
            <text:p>0.3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7" calcext:value-type="float">
            <text:p>0.3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8" calcext:value-type="float">
            <text:p>0.3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9" calcext:value-type="float">
            <text:p>0.3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1" calcext:value-type="float">
            <text:p>0.3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2" calcext:value-type="float">
            <text:p>0.3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3" calcext:value-type="float">
            <text:p>0.3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4" calcext:value-type="float">
            <text:p>0.3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5" calcext:value-type="float">
            <text:p>0.3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6" calcext:value-type="float">
            <text:p>0.3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7" calcext:value-type="float">
            <text:p>0.3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8" calcext:value-type="float">
            <text:p>0.3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9" calcext:value-type="float">
            <text:p>0.3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1" calcext:value-type="float">
            <text:p>0.3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2" calcext:value-type="float">
            <text:p>0.3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3" calcext:value-type="float">
            <text:p>0.3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4" calcext:value-type="float">
            <text:p>0.3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5" calcext:value-type="float">
            <text:p>0.3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6" calcext:value-type="float">
            <text:p>0.3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7" calcext:value-type="float">
            <text:p>0.3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8" calcext:value-type="float">
            <text:p>0.3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9" calcext:value-type="float">
            <text:p>0.3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1" calcext:value-type="float">
            <text:p>0.3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2" calcext:value-type="float">
            <text:p>0.3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4" calcext:value-type="float">
            <text:p>0.3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5" calcext:value-type="float">
            <text:p>0.3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6" calcext:value-type="float">
            <text:p>0.3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7" calcext:value-type="float">
            <text:p>0.3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8" calcext:value-type="float">
            <text:p>0.3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9" calcext:value-type="float">
            <text:p>0.3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1" calcext:value-type="float">
            <text:p>0.3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2" calcext:value-type="float">
            <text:p>0.3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3" calcext:value-type="float">
            <text:p>0.3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4" calcext:value-type="float">
            <text:p>0.3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5" calcext:value-type="float">
            <text:p>0.3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6" calcext:value-type="float">
            <text:p>0.3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7" calcext:value-type="float">
            <text:p>0.3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8" calcext:value-type="float">
            <text:p>0.3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9" calcext:value-type="float">
            <text:p>0.3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1" calcext:value-type="float">
            <text:p>0.3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2" calcext:value-type="float">
            <text:p>0.3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3" calcext:value-type="float">
            <text:p>0.3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4" calcext:value-type="float">
            <text:p>0.3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5" calcext:value-type="float">
            <text:p>0.3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6" calcext:value-type="float">
            <text:p>0.3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7" calcext:value-type="float">
            <text:p>0.3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8" calcext:value-type="float">
            <text:p>0.3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9" calcext:value-type="float">
            <text:p>0.3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1" calcext:value-type="float">
            <text:p>0.3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3" calcext:value-type="float">
            <text:p>0.3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4" calcext:value-type="float">
            <text:p>0.3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5" calcext:value-type="float">
            <text:p>0.3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6" calcext:value-type="float">
            <text:p>0.3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7" calcext:value-type="float">
            <text:p>0.3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8" calcext:value-type="float">
            <text:p>0.3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9" calcext:value-type="float">
            <text:p>0.3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1" calcext:value-type="float">
            <text:p>0.3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2" calcext:value-type="float">
            <text:p>0.3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3" calcext:value-type="float">
            <text:p>0.3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4" calcext:value-type="float">
            <text:p>0.3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6" calcext:value-type="float">
            <text:p>0.3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7" calcext:value-type="float">
            <text:p>0.3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8" calcext:value-type="float">
            <text:p>0.3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9" calcext:value-type="float">
            <text:p>0.3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1" calcext:value-type="float">
            <text:p>0.3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2" calcext:value-type="float">
            <text:p>0.3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3" calcext:value-type="float">
            <text:p>0.3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4" calcext:value-type="float">
            <text:p>0.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5" calcext:value-type="float">
            <text:p>0.3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6" calcext:value-type="float">
            <text:p>0.3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7" calcext:value-type="float">
            <text:p>0.3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8" calcext:value-type="float">
            <text:p>0.3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9" calcext:value-type="float">
            <text:p>0.3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1" calcext:value-type="float">
            <text:p>0.3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2" calcext:value-type="float">
            <text:p>0.3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3" calcext:value-type="float">
            <text:p>0.3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4" calcext:value-type="float">
            <text:p>0.3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5" calcext:value-type="float">
            <text:p>0.3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6" calcext:value-type="float">
            <text:p>0.3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7" calcext:value-type="float">
            <text:p>0.3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8" calcext:value-type="float">
            <text:p>0.3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9" calcext:value-type="float">
            <text:p>0.3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1" calcext:value-type="float">
            <text:p>0.4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2" calcext:value-type="float">
            <text:p>0.4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3" calcext:value-type="float">
            <text:p>0.4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4" calcext:value-type="float">
            <text:p>0.4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6" calcext:value-type="float">
            <text:p>0.4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7" calcext:value-type="float">
            <text:p>0.4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9" calcext:value-type="float">
            <text:p>0.4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1" calcext:value-type="float">
            <text:p>0.4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2" calcext:value-type="float">
            <text:p>0.4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3" calcext:value-type="float">
            <text:p>0.4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4" calcext:value-type="float">
            <text:p>0.4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5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6" calcext:value-type="float">
            <text:p>0.4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7" calcext:value-type="float">
            <text:p>0.4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8" calcext:value-type="float">
            <text:p>0.4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9" calcext:value-type="float">
            <text:p>0.4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1" calcext:value-type="float">
            <text:p>0.4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2" calcext:value-type="float">
            <text:p>0.4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3" calcext:value-type="float">
            <text:p>0.4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4" calcext:value-type="float">
            <text:p>0.4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5" calcext:value-type="float">
            <text:p>0.4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6" calcext:value-type="float">
            <text:p>0.4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7" calcext:value-type="float">
            <text:p>0.4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8" calcext:value-type="float">
            <text:p>0.4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9" calcext:value-type="float">
            <text:p>0.4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1" calcext:value-type="float">
            <text:p>0.4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2" calcext:value-type="float">
            <text:p>0.4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3" calcext:value-type="float">
            <text:p>0.4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4" calcext:value-type="float">
            <text:p>0.4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5" calcext:value-type="float">
            <text:p>0.4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6" calcext:value-type="float">
            <text:p>0.4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7" calcext:value-type="float">
            <text:p>0.4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8" calcext:value-type="float">
            <text:p>0.4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9" calcext:value-type="float">
            <text:p>0.4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1" calcext:value-type="float">
            <text:p>0.4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2" calcext:value-type="float">
            <text:p>0.4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3" calcext:value-type="float">
            <text:p>0.4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5" calcext:value-type="float">
            <text:p>0.4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6" calcext:value-type="float">
            <text:p>0.4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7" calcext:value-type="float">
            <text:p>0.4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8" calcext:value-type="float">
            <text:p>0.4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9" calcext:value-type="float">
            <text:p>0.4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1" calcext:value-type="float">
            <text:p>0.4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2" calcext:value-type="float">
            <text:p>0.4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3" calcext:value-type="float">
            <text:p>0.4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4" calcext:value-type="float">
            <text:p>0.4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5" calcext:value-type="float">
            <text:p>0.4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6" calcext:value-type="float">
            <text:p>0.4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7" calcext:value-type="float">
            <text:p>0.4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8" calcext:value-type="float">
            <text:p>0.4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9" calcext:value-type="float">
            <text:p>0.4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1" calcext:value-type="float">
            <text:p>0.4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2" calcext:value-type="float">
            <text:p>0.4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3" calcext:value-type="float">
            <text:p>0.4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4" calcext:value-type="float">
            <text:p>0.4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5" calcext:value-type="float">
            <text:p>0.4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7" calcext:value-type="float">
            <text:p>0.4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8" calcext:value-type="float">
            <text:p>0.4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9" calcext:value-type="float">
            <text:p>0.4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1" calcext:value-type="float">
            <text:p>0.4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2" calcext:value-type="float">
            <text:p>0.4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3" calcext:value-type="float">
            <text:p>0.4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4" calcext:value-type="float">
            <text:p>0.4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6" calcext:value-type="float">
            <text:p>0.4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7" calcext:value-type="float">
            <text:p>0.4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8" calcext:value-type="float">
            <text:p>0.4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9" calcext:value-type="float">
            <text:p>0.4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1" calcext:value-type="float">
            <text:p>0.4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3" calcext:value-type="float">
            <text:p>0.4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4" calcext:value-type="float">
            <text:p>0.4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5" calcext:value-type="float">
            <text:p>0.4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6" calcext:value-type="float">
            <text:p>0.4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7" calcext:value-type="float">
            <text:p>0.4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8" calcext:value-type="float">
            <text:p>0.4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9" calcext:value-type="float">
            <text:p>0.4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1" calcext:value-type="float">
            <text:p>0.4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2" calcext:value-type="float">
            <text:p>0.4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3" calcext:value-type="float">
            <text:p>0.4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4" calcext:value-type="float">
            <text:p>0.4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5" calcext:value-type="float">
            <text:p>0.4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6" calcext:value-type="float">
            <text:p>0.4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7" calcext:value-type="float">
            <text:p>0.4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8" calcext:value-type="float">
            <text:p>0.4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9" calcext:value-type="float">
            <text:p>0.4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6" calcext:value-type="float">
            <text:p>0.0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7" calcext:value-type="float">
            <text:p>0.0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8" calcext:value-type="float">
            <text:p>0.0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2" calcext:value-type="float">
            <text:p>0.0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3" calcext:value-type="float">
            <text:p>0.0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7" calcext:value-type="float">
            <text:p>0.0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1" calcext:value-type="float">
            <text:p>0.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2" calcext:value-type="float">
            <text:p>0.0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3" calcext:value-type="float">
            <text:p>0.0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6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9" calcext:value-type="float">
            <text:p>0.0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1" calcext:value-type="float">
            <text:p>0.0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3" calcext:value-type="float">
            <text:p>0.0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4" calcext:value-type="float">
            <text:p>0.0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5" calcext:value-type="float">
            <text:p>0.0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7" calcext:value-type="float">
            <text:p>0.0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8" calcext:value-type="float">
            <text:p>0.0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9" calcext:value-type="float">
            <text:p>0.0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1" calcext:value-type="float">
            <text:p>0.0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2" calcext:value-type="float">
            <text:p>0.0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3" calcext:value-type="float">
            <text:p>0.0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4" calcext:value-type="float">
            <text:p>0.0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7" calcext:value-type="float">
            <text:p>0.0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8" calcext:value-type="float">
            <text:p>0.0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9" calcext:value-type="float">
            <text:p>0.0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1" calcext:value-type="float">
            <text:p>0.0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2" calcext:value-type="float">
            <text:p>0.0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4" calcext:value-type="float">
            <text:p>0.0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5" calcext:value-type="float">
            <text:p>0.0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6" calcext:value-type="float">
            <text:p>0.0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7" calcext:value-type="float">
            <text:p>0.0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8" calcext:value-type="float">
            <text:p>0.0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9" calcext:value-type="float">
            <text:p>0.0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1" calcext:value-type="float">
            <text:p>0.0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2" calcext:value-type="float">
            <text:p>0.0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3" calcext:value-type="float">
            <text:p>0.0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4" calcext:value-type="float">
            <text:p>0.0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5" calcext:value-type="float">
            <text:p>0.0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6" calcext:value-type="float">
            <text:p>0.0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7" calcext:value-type="float">
            <text:p>0.0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9" calcext:value-type="float">
            <text:p>0.0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1" calcext:value-type="float">
            <text:p>0.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2" calcext:value-type="float">
            <text:p>0.1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3" calcext:value-type="float">
            <text:p>0.1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4" calcext:value-type="float">
            <text:p>0.1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5" calcext:value-type="float">
            <text:p>0.1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6" calcext:value-type="float">
            <text:p>0.1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7" calcext:value-type="float">
            <text:p>0.1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8" calcext:value-type="float">
            <text:p>0.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9" calcext:value-type="float">
            <text:p>0.1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3" calcext:value-type="float">
            <text:p>0.1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4" calcext:value-type="float">
            <text:p>0.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5" calcext:value-type="float">
            <text:p>0.1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6" calcext:value-type="float">
            <text:p>0.1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7" calcext:value-type="float">
            <text:p>0.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8" calcext:value-type="float">
            <text:p>0.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9" calcext:value-type="float">
            <text:p>0.1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1" calcext:value-type="float">
            <text:p>0.1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2" calcext:value-type="float">
            <text:p>0.1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3" calcext:value-type="float">
            <text:p>0.1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4" calcext:value-type="float">
            <text:p>0.1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6" calcext:value-type="float">
            <text:p>0.1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7" calcext:value-type="float">
            <text:p>0.1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8" calcext:value-type="float">
            <text:p>0.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9" calcext:value-type="float">
            <text:p>0.1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1" calcext:value-type="float">
            <text:p>0.1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2" calcext:value-type="float">
            <text:p>0.1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3" calcext:value-type="float">
            <text:p>0.1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4" calcext:value-type="float">
            <text:p>0.1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5" calcext:value-type="float">
            <text:p>0.1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6" calcext:value-type="float">
            <text:p>0.1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7" calcext:value-type="float">
            <text:p>0.1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8" calcext:value-type="float">
            <text:p>0.1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9" calcext:value-type="float">
            <text:p>0.1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1" calcext:value-type="float">
            <text:p>0.1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2" calcext:value-type="float">
            <text:p>0.1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3" calcext:value-type="float">
            <text:p>0.1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5" calcext:value-type="float">
            <text:p>0.1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6" calcext:value-type="float">
            <text:p>0.1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7" calcext:value-type="float">
            <text:p>0.1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8" calcext:value-type="float">
            <text:p>0.1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9" calcext:value-type="float">
            <text:p>0.1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1" calcext:value-type="float">
            <text:p>0.1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2" calcext:value-type="float">
            <text:p>0.1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3" calcext:value-type="float">
            <text:p>0.1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4" calcext:value-type="float">
            <text:p>0.1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5" calcext:value-type="float">
            <text:p>0.1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6" calcext:value-type="float">
            <text:p>0.1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7" calcext:value-type="float">
            <text:p>0.1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8" calcext:value-type="float">
            <text:p>0.1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9" calcext:value-type="float">
            <text:p>0.1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1" calcext:value-type="float">
            <text:p>0.1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2" calcext:value-type="float">
            <text:p>0.1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4" calcext:value-type="float">
            <text:p>0.1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6" calcext:value-type="float">
            <text:p>0.1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7" calcext:value-type="float">
            <text:p>0.1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8" calcext:value-type="float">
            <text:p>0.1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1" calcext:value-type="float">
            <text:p>0.1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2" calcext:value-type="float">
            <text:p>0.1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3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6" calcext:value-type="float">
            <text:p>0.1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7" calcext:value-type="float">
            <text:p>0.1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8" calcext:value-type="float">
            <text:p>0.1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9" calcext:value-type="float">
            <text:p>0.1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1" calcext:value-type="float">
            <text:p>0.1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2" calcext:value-type="float">
            <text:p>0.1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3" calcext:value-type="float">
            <text:p>0.1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4" calcext:value-type="float">
            <text:p>0.1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5" calcext:value-type="float">
            <text:p>0.1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6" calcext:value-type="float">
            <text:p>0.1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7" calcext:value-type="float">
            <text:p>0.1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8" calcext:value-type="float">
            <text:p>0.1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9" calcext:value-type="float">
            <text:p>0.1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1" calcext:value-type="float">
            <text:p>0.1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2" calcext:value-type="float">
            <text:p>0.1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3" calcext:value-type="float">
            <text:p>0.1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4" calcext:value-type="float">
            <text:p>0.1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5" calcext:value-type="float">
            <text:p>0.1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6" calcext:value-type="float">
            <text:p>0.1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7" calcext:value-type="float">
            <text:p>0.1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8" calcext:value-type="float">
            <text:p>0.1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9" calcext:value-type="float">
            <text:p>0.1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1" calcext:value-type="float">
            <text:p>0.2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3" calcext:value-type="float">
            <text:p>0.2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4" calcext:value-type="float">
            <text:p>0.2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5" calcext:value-type="float">
            <text:p>0.2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6" calcext:value-type="float">
            <text:p>0.2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7" calcext:value-type="float">
            <text:p>0.2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9" calcext:value-type="float">
            <text:p>0.2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1" calcext:value-type="float">
            <text:p>0.2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2" calcext:value-type="float">
            <text:p>0.2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3" calcext:value-type="float">
            <text:p>0.2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4" calcext:value-type="float">
            <text:p>0.2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5" calcext:value-type="float">
            <text:p>0.2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6" calcext:value-type="float">
            <text:p>0.2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7" calcext:value-type="float">
            <text:p>0.2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8" calcext:value-type="float">
            <text:p>0.2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9" calcext:value-type="float">
            <text:p>0.2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1" calcext:value-type="float">
            <text:p>0.2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2" calcext:value-type="float">
            <text:p>0.2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4" calcext:value-type="float">
            <text:p>0.2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6" calcext:value-type="float">
            <text:p>0.2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7" calcext:value-type="float">
            <text:p>0.2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8" calcext:value-type="float">
            <text:p>0.2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9" calcext:value-type="float">
            <text:p>0.2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1" calcext:value-type="float">
            <text:p>0.2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3" calcext:value-type="float">
            <text:p>0.2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4" calcext:value-type="float">
            <text:p>0.2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5" calcext:value-type="float">
            <text:p>0.2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6" calcext:value-type="float">
            <text:p>0.2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7" calcext:value-type="float">
            <text:p>0.2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8" calcext:value-type="float">
            <text:p>0.2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9" calcext:value-type="float">
            <text:p>0.2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1" calcext:value-type="float">
            <text:p>0.2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2" calcext:value-type="float">
            <text:p>0.2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3" calcext:value-type="float">
            <text:p>0.2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4" calcext:value-type="float">
            <text:p>0.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5" calcext:value-type="float">
            <text:p>0.2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6" calcext:value-type="float">
            <text:p>0.2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7" calcext:value-type="float">
            <text:p>0.2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8" calcext:value-type="float">
            <text:p>0.2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9" calcext:value-type="float">
            <text:p>0.2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1" calcext:value-type="float">
            <text:p>0.2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2" calcext:value-type="float">
            <text:p>0.2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3" calcext:value-type="float">
            <text:p>0.2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4" calcext:value-type="float">
            <text:p>0.2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5" calcext:value-type="float">
            <text:p>0.2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6" calcext:value-type="float">
            <text:p>0.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7" calcext:value-type="float">
            <text:p>0.2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8" calcext:value-type="float">
            <text:p>0.2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9" calcext:value-type="float">
            <text:p>0.2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2" calcext:value-type="float">
            <text:p>0.2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3" calcext:value-type="float">
            <text:p>0.2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4" calcext:value-type="float">
            <text:p>0.2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5" calcext:value-type="float">
            <text:p>0.2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6" calcext:value-type="float">
            <text:p>0.2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7" calcext:value-type="float">
            <text:p>0.2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8" calcext:value-type="float">
            <text:p>0.2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9" calcext:value-type="float">
            <text:p>0.2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1" calcext:value-type="float">
            <text:p>0.2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2" calcext:value-type="float">
            <text:p>0.2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3" calcext:value-type="float">
            <text:p>0.2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4" calcext:value-type="float">
            <text:p>0.2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6" calcext:value-type="float">
            <text:p>0.2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7" calcext:value-type="float">
            <text:p>0.2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8" calcext:value-type="float">
            <text:p>0.2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9" calcext:value-type="float">
            <text:p>0.2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1" calcext:value-type="float">
            <text:p>0.2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2" calcext:value-type="float">
            <text:p>0.2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3" calcext:value-type="float">
            <text:p>0.2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4" calcext:value-type="float">
            <text:p>0.2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5" calcext:value-type="float">
            <text:p>0.2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6" calcext:value-type="float">
            <text:p>0.2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7" calcext:value-type="float">
            <text:p>0.2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8" calcext:value-type="float">
            <text:p>0.2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9" calcext:value-type="float">
            <text:p>0.2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1" calcext:value-type="float">
            <text:p>0.2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2" calcext:value-type="float">
            <text:p>0.2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3" calcext:value-type="float">
            <text:p>0.2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4" calcext:value-type="float">
            <text:p>0.2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5" calcext:value-type="float">
            <text:p>0.2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6" calcext:value-type="float">
            <text:p>0.2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7" calcext:value-type="float">
            <text:p>0.2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8" calcext:value-type="float">
            <text:p>0.2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9" calcext:value-type="float">
            <text:p>0.2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1" calcext:value-type="float">
            <text:p>0.3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2" calcext:value-type="float">
            <text:p>0.3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3" calcext:value-type="float">
            <text:p>0.3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4" calcext:value-type="float">
            <text:p>0.3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5" calcext:value-type="float">
            <text:p>0.3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6" calcext:value-type="float">
            <text:p>0.3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7" calcext:value-type="float">
            <text:p>0.3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8" calcext:value-type="float">
            <text:p>0.3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9" calcext:value-type="float">
            <text:p>0.3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1" calcext:value-type="float">
            <text:p>0.3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2" calcext:value-type="float">
            <text:p>0.3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3" calcext:value-type="float">
            <text:p>0.3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4" calcext:value-type="float">
            <text:p>0.3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5" calcext:value-type="float">
            <text:p>0.3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6" calcext:value-type="float">
            <text:p>0.3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7" calcext:value-type="float">
            <text:p>0.3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8" calcext:value-type="float">
            <text:p>0.3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9" calcext:value-type="float">
            <text:p>0.3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1" calcext:value-type="float">
            <text:p>0.3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2" calcext:value-type="float">
            <text:p>0.3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3" calcext:value-type="float">
            <text:p>0.3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4" calcext:value-type="float">
            <text:p>0.3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5" calcext:value-type="float">
            <text:p>0.3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6" calcext:value-type="float">
            <text:p>0.3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7" calcext:value-type="float">
            <text:p>0.3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8" calcext:value-type="float">
            <text:p>0.3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9" calcext:value-type="float">
            <text:p>0.3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1" calcext:value-type="float">
            <text:p>0.3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2" calcext:value-type="float">
            <text:p>0.3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4" calcext:value-type="float">
            <text:p>0.3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5" calcext:value-type="float">
            <text:p>0.3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6" calcext:value-type="float">
            <text:p>0.3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7" calcext:value-type="float">
            <text:p>0.3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8" calcext:value-type="float">
            <text:p>0.3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9" calcext:value-type="float">
            <text:p>0.3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1" calcext:value-type="float">
            <text:p>0.3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2" calcext:value-type="float">
            <text:p>0.3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3" calcext:value-type="float">
            <text:p>0.3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4" calcext:value-type="float">
            <text:p>0.3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5" calcext:value-type="float">
            <text:p>0.3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6" calcext:value-type="float">
            <text:p>0.3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7" calcext:value-type="float">
            <text:p>0.3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8" calcext:value-type="float">
            <text:p>0.3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9" calcext:value-type="float">
            <text:p>0.3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1" calcext:value-type="float">
            <text:p>0.3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2" calcext:value-type="float">
            <text:p>0.3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3" calcext:value-type="float">
            <text:p>0.3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4" calcext:value-type="float">
            <text:p>0.3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5" calcext:value-type="float">
            <text:p>0.3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6" calcext:value-type="float">
            <text:p>0.3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7" calcext:value-type="float">
            <text:p>0.3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8" calcext:value-type="float">
            <text:p>0.3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9" calcext:value-type="float">
            <text:p>0.3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1" calcext:value-type="float">
            <text:p>0.3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3" calcext:value-type="float">
            <text:p>0.3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4" calcext:value-type="float">
            <text:p>0.3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5" calcext:value-type="float">
            <text:p>0.3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6" calcext:value-type="float">
            <text:p>0.3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7" calcext:value-type="float">
            <text:p>0.3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8" calcext:value-type="float">
            <text:p>0.3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9" calcext:value-type="float">
            <text:p>0.3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1" calcext:value-type="float">
            <text:p>0.3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2" calcext:value-type="float">
            <text:p>0.3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3" calcext:value-type="float">
            <text:p>0.3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4" calcext:value-type="float">
            <text:p>0.3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6" calcext:value-type="float">
            <text:p>0.3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7" calcext:value-type="float">
            <text:p>0.3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8" calcext:value-type="float">
            <text:p>0.3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9" calcext:value-type="float">
            <text:p>0.3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1" calcext:value-type="float">
            <text:p>0.3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2" calcext:value-type="float">
            <text:p>0.3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3" calcext:value-type="float">
            <text:p>0.3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4" calcext:value-type="float">
            <text:p>0.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5" calcext:value-type="float">
            <text:p>0.3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6" calcext:value-type="float">
            <text:p>0.3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7" calcext:value-type="float">
            <text:p>0.3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8" calcext:value-type="float">
            <text:p>0.3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9" calcext:value-type="float">
            <text:p>0.3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1" calcext:value-type="float">
            <text:p>0.3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2" calcext:value-type="float">
            <text:p>0.3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3" calcext:value-type="float">
            <text:p>0.3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4" calcext:value-type="float">
            <text:p>0.3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5" calcext:value-type="float">
            <text:p>0.3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6" calcext:value-type="float">
            <text:p>0.3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7" calcext:value-type="float">
            <text:p>0.3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8" calcext:value-type="float">
            <text:p>0.3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9" calcext:value-type="float">
            <text:p>0.3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1" calcext:value-type="float">
            <text:p>0.4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2" calcext:value-type="float">
            <text:p>0.4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3" calcext:value-type="float">
            <text:p>0.4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4" calcext:value-type="float">
            <text:p>0.4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6" calcext:value-type="float">
            <text:p>0.4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7" calcext:value-type="float">
            <text:p>0.4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9" calcext:value-type="float">
            <text:p>0.4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1" calcext:value-type="float">
            <text:p>0.4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2" calcext:value-type="float">
            <text:p>0.4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3" calcext:value-type="float">
            <text:p>0.4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4" calcext:value-type="float">
            <text:p>0.4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5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6" calcext:value-type="float">
            <text:p>0.4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7" calcext:value-type="float">
            <text:p>0.4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8" calcext:value-type="float">
            <text:p>0.4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9" calcext:value-type="float">
            <text:p>0.4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1" calcext:value-type="float">
            <text:p>0.4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2" calcext:value-type="float">
            <text:p>0.4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3" calcext:value-type="float">
            <text:p>0.4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4" calcext:value-type="float">
            <text:p>0.4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5" calcext:value-type="float">
            <text:p>0.4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6" calcext:value-type="float">
            <text:p>0.4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7" calcext:value-type="float">
            <text:p>0.4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8" calcext:value-type="float">
            <text:p>0.4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9" calcext:value-type="float">
            <text:p>0.4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1" calcext:value-type="float">
            <text:p>0.4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2" calcext:value-type="float">
            <text:p>0.4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3" calcext:value-type="float">
            <text:p>0.4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4" calcext:value-type="float">
            <text:p>0.4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5" calcext:value-type="float">
            <text:p>0.4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6" calcext:value-type="float">
            <text:p>0.4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7" calcext:value-type="float">
            <text:p>0.4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8" calcext:value-type="float">
            <text:p>0.4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9" calcext:value-type="float">
            <text:p>0.4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1" calcext:value-type="float">
            <text:p>0.4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2" calcext:value-type="float">
            <text:p>0.4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3" calcext:value-type="float">
            <text:p>0.4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5" calcext:value-type="float">
            <text:p>0.4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6" calcext:value-type="float">
            <text:p>0.4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7" calcext:value-type="float">
            <text:p>0.4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8" calcext:value-type="float">
            <text:p>0.4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9" calcext:value-type="float">
            <text:p>0.4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1" calcext:value-type="float">
            <text:p>0.4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2" calcext:value-type="float">
            <text:p>0.4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3" calcext:value-type="float">
            <text:p>0.4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4" calcext:value-type="float">
            <text:p>0.4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5" calcext:value-type="float">
            <text:p>0.4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6" calcext:value-type="float">
            <text:p>0.4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7" calcext:value-type="float">
            <text:p>0.4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8" calcext:value-type="float">
            <text:p>0.4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9" calcext:value-type="float">
            <text:p>0.4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1" calcext:value-type="float">
            <text:p>0.4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2" calcext:value-type="float">
            <text:p>0.4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3" calcext:value-type="float">
            <text:p>0.4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4" calcext:value-type="float">
            <text:p>0.4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5" calcext:value-type="float">
            <text:p>0.4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7" calcext:value-type="float">
            <text:p>0.4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8" calcext:value-type="float">
            <text:p>0.4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9" calcext:value-type="float">
            <text:p>0.4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1" calcext:value-type="float">
            <text:p>0.4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2" calcext:value-type="float">
            <text:p>0.4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3" calcext:value-type="float">
            <text:p>0.4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4" calcext:value-type="float">
            <text:p>0.4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6" calcext:value-type="float">
            <text:p>0.4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7" calcext:value-type="float">
            <text:p>0.4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8" calcext:value-type="float">
            <text:p>0.4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9" calcext:value-type="float">
            <text:p>0.4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1" calcext:value-type="float">
            <text:p>0.4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3" calcext:value-type="float">
            <text:p>0.4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4" calcext:value-type="float">
            <text:p>0.4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5" calcext:value-type="float">
            <text:p>0.4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6" calcext:value-type="float">
            <text:p>0.4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7" calcext:value-type="float">
            <text:p>0.4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8" calcext:value-type="float">
            <text:p>0.4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9" calcext:value-type="float">
            <text:p>0.4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1" calcext:value-type="float">
            <text:p>0.4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2" calcext:value-type="float">
            <text:p>0.4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3" calcext:value-type="float">
            <text:p>0.4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4" calcext:value-type="float">
            <text:p>0.4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5" calcext:value-type="float">
            <text:p>0.4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6" calcext:value-type="float">
            <text:p>0.4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7" calcext:value-type="float">
            <text:p>0.4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8" calcext:value-type="float">
            <text:p>0.4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9" calcext:value-type="float">
            <text:p>0.4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6" calcext:value-type="float">
            <text:p>0.0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7" calcext:value-type="float">
            <text:p>0.0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8" calcext:value-type="float">
            <text:p>0.0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2" calcext:value-type="float">
            <text:p>0.0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3" calcext:value-type="float">
            <text:p>0.0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7" calcext:value-type="float">
            <text:p>0.0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1" calcext:value-type="float">
            <text:p>0.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2" calcext:value-type="float">
            <text:p>0.0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3" calcext:value-type="float">
            <text:p>0.0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6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59" calcext:value-type="float">
            <text:p>0.0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1" calcext:value-type="float">
            <text:p>0.0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3" calcext:value-type="float">
            <text:p>0.0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4" calcext:value-type="float">
            <text:p>0.0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5" calcext:value-type="float">
            <text:p>0.0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7" calcext:value-type="float">
            <text:p>0.0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8" calcext:value-type="float">
            <text:p>0.0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69" calcext:value-type="float">
            <text:p>0.0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1" calcext:value-type="float">
            <text:p>0.0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2" calcext:value-type="float">
            <text:p>0.0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3" calcext:value-type="float">
            <text:p>0.0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4" calcext:value-type="float">
            <text:p>0.0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7" calcext:value-type="float">
            <text:p>0.0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8" calcext:value-type="float">
            <text:p>0.0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79" calcext:value-type="float">
            <text:p>0.0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1" calcext:value-type="float">
            <text:p>0.0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2" calcext:value-type="float">
            <text:p>0.0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4" calcext:value-type="float">
            <text:p>0.0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5" calcext:value-type="float">
            <text:p>0.0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6" calcext:value-type="float">
            <text:p>0.0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7" calcext:value-type="float">
            <text:p>0.0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8" calcext:value-type="float">
            <text:p>0.0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89" calcext:value-type="float">
            <text:p>0.0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1" calcext:value-type="float">
            <text:p>0.0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2" calcext:value-type="float">
            <text:p>0.0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3" calcext:value-type="float">
            <text:p>0.0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4" calcext:value-type="float">
            <text:p>0.0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5" calcext:value-type="float">
            <text:p>0.0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6" calcext:value-type="float">
            <text:p>0.0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7" calcext:value-type="float">
            <text:p>0.0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99" calcext:value-type="float">
            <text:p>0.0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1" calcext:value-type="float">
            <text:p>0.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2" calcext:value-type="float">
            <text:p>0.1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3" calcext:value-type="float">
            <text:p>0.1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4" calcext:value-type="float">
            <text:p>0.1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5" calcext:value-type="float">
            <text:p>0.1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6" calcext:value-type="float">
            <text:p>0.1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7" calcext:value-type="float">
            <text:p>0.1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8" calcext:value-type="float">
            <text:p>0.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09" calcext:value-type="float">
            <text:p>0.1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3" calcext:value-type="float">
            <text:p>0.1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4" calcext:value-type="float">
            <text:p>0.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5" calcext:value-type="float">
            <text:p>0.1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6" calcext:value-type="float">
            <text:p>0.1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7" calcext:value-type="float">
            <text:p>0.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8" calcext:value-type="float">
            <text:p>0.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19" calcext:value-type="float">
            <text:p>0.1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1" calcext:value-type="float">
            <text:p>0.1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2" calcext:value-type="float">
            <text:p>0.1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3" calcext:value-type="float">
            <text:p>0.1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4" calcext:value-type="float">
            <text:p>0.1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6" calcext:value-type="float">
            <text:p>0.1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7" calcext:value-type="float">
            <text:p>0.1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8" calcext:value-type="float">
            <text:p>0.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29" calcext:value-type="float">
            <text:p>0.1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1" calcext:value-type="float">
            <text:p>0.1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2" calcext:value-type="float">
            <text:p>0.1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3" calcext:value-type="float">
            <text:p>0.1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4" calcext:value-type="float">
            <text:p>0.1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5" calcext:value-type="float">
            <text:p>0.1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6" calcext:value-type="float">
            <text:p>0.1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7" calcext:value-type="float">
            <text:p>0.1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8" calcext:value-type="float">
            <text:p>0.1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39" calcext:value-type="float">
            <text:p>0.1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1" calcext:value-type="float">
            <text:p>0.1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2" calcext:value-type="float">
            <text:p>0.1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3" calcext:value-type="float">
            <text:p>0.1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5" calcext:value-type="float">
            <text:p>0.1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6" calcext:value-type="float">
            <text:p>0.1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7" calcext:value-type="float">
            <text:p>0.1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8" calcext:value-type="float">
            <text:p>0.1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49" calcext:value-type="float">
            <text:p>0.1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1" calcext:value-type="float">
            <text:p>0.1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2" calcext:value-type="float">
            <text:p>0.1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3" calcext:value-type="float">
            <text:p>0.1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4" calcext:value-type="float">
            <text:p>0.1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5" calcext:value-type="float">
            <text:p>0.1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6" calcext:value-type="float">
            <text:p>0.1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7" calcext:value-type="float">
            <text:p>0.1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8" calcext:value-type="float">
            <text:p>0.1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59" calcext:value-type="float">
            <text:p>0.1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1" calcext:value-type="float">
            <text:p>0.1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2" calcext:value-type="float">
            <text:p>0.1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4" calcext:value-type="float">
            <text:p>0.1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6" calcext:value-type="float">
            <text:p>0.1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7" calcext:value-type="float">
            <text:p>0.1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8" calcext:value-type="float">
            <text:p>0.1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1" calcext:value-type="float">
            <text:p>0.1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2" calcext:value-type="float">
            <text:p>0.1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3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6" calcext:value-type="float">
            <text:p>0.1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7" calcext:value-type="float">
            <text:p>0.1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8" calcext:value-type="float">
            <text:p>0.1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79" calcext:value-type="float">
            <text:p>0.1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1" calcext:value-type="float">
            <text:p>0.1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2" calcext:value-type="float">
            <text:p>0.1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3" calcext:value-type="float">
            <text:p>0.1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4" calcext:value-type="float">
            <text:p>0.1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5" calcext:value-type="float">
            <text:p>0.1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6" calcext:value-type="float">
            <text:p>0.1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7" calcext:value-type="float">
            <text:p>0.1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8" calcext:value-type="float">
            <text:p>0.1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89" calcext:value-type="float">
            <text:p>0.1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1" calcext:value-type="float">
            <text:p>0.1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2" calcext:value-type="float">
            <text:p>0.1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3" calcext:value-type="float">
            <text:p>0.1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4" calcext:value-type="float">
            <text:p>0.1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5" calcext:value-type="float">
            <text:p>0.1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6" calcext:value-type="float">
            <text:p>0.1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7" calcext:value-type="float">
            <text:p>0.1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8" calcext:value-type="float">
            <text:p>0.1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99" calcext:value-type="float">
            <text:p>0.1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1" calcext:value-type="float">
            <text:p>0.2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3" calcext:value-type="float">
            <text:p>0.2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4" calcext:value-type="float">
            <text:p>0.2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5" calcext:value-type="float">
            <text:p>0.2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6" calcext:value-type="float">
            <text:p>0.2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7" calcext:value-type="float">
            <text:p>0.2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09" calcext:value-type="float">
            <text:p>0.2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1" calcext:value-type="float">
            <text:p>0.2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2" calcext:value-type="float">
            <text:p>0.2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3" calcext:value-type="float">
            <text:p>0.2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4" calcext:value-type="float">
            <text:p>0.2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5" calcext:value-type="float">
            <text:p>0.2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6" calcext:value-type="float">
            <text:p>0.2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7" calcext:value-type="float">
            <text:p>0.2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8" calcext:value-type="float">
            <text:p>0.2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19" calcext:value-type="float">
            <text:p>0.2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1" calcext:value-type="float">
            <text:p>0.2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2" calcext:value-type="float">
            <text:p>0.2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4" calcext:value-type="float">
            <text:p>0.2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6" calcext:value-type="float">
            <text:p>0.2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7" calcext:value-type="float">
            <text:p>0.2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8" calcext:value-type="float">
            <text:p>0.2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29" calcext:value-type="float">
            <text:p>0.2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1" calcext:value-type="float">
            <text:p>0.2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3" calcext:value-type="float">
            <text:p>0.2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4" calcext:value-type="float">
            <text:p>0.2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5" calcext:value-type="float">
            <text:p>0.2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6" calcext:value-type="float">
            <text:p>0.2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7" calcext:value-type="float">
            <text:p>0.2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8" calcext:value-type="float">
            <text:p>0.2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39" calcext:value-type="float">
            <text:p>0.2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1" calcext:value-type="float">
            <text:p>0.2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2" calcext:value-type="float">
            <text:p>0.2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3" calcext:value-type="float">
            <text:p>0.2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4" calcext:value-type="float">
            <text:p>0.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5" calcext:value-type="float">
            <text:p>0.2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6" calcext:value-type="float">
            <text:p>0.2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7" calcext:value-type="float">
            <text:p>0.2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8" calcext:value-type="float">
            <text:p>0.2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49" calcext:value-type="float">
            <text:p>0.2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1" calcext:value-type="float">
            <text:p>0.2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2" calcext:value-type="float">
            <text:p>0.2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3" calcext:value-type="float">
            <text:p>0.2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4" calcext:value-type="float">
            <text:p>0.2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5" calcext:value-type="float">
            <text:p>0.2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6" calcext:value-type="float">
            <text:p>0.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7" calcext:value-type="float">
            <text:p>0.2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8" calcext:value-type="float">
            <text:p>0.2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59" calcext:value-type="float">
            <text:p>0.2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2" calcext:value-type="float">
            <text:p>0.2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3" calcext:value-type="float">
            <text:p>0.2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4" calcext:value-type="float">
            <text:p>0.2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5" calcext:value-type="float">
            <text:p>0.2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6" calcext:value-type="float">
            <text:p>0.2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7" calcext:value-type="float">
            <text:p>0.2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8" calcext:value-type="float">
            <text:p>0.2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69" calcext:value-type="float">
            <text:p>0.2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1" calcext:value-type="float">
            <text:p>0.2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2" calcext:value-type="float">
            <text:p>0.2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3" calcext:value-type="float">
            <text:p>0.2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4" calcext:value-type="float">
            <text:p>0.2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6" calcext:value-type="float">
            <text:p>0.2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7" calcext:value-type="float">
            <text:p>0.2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8" calcext:value-type="float">
            <text:p>0.2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79" calcext:value-type="float">
            <text:p>0.2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1" calcext:value-type="float">
            <text:p>0.2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2" calcext:value-type="float">
            <text:p>0.2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3" calcext:value-type="float">
            <text:p>0.2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4" calcext:value-type="float">
            <text:p>0.2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5" calcext:value-type="float">
            <text:p>0.2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6" calcext:value-type="float">
            <text:p>0.2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7" calcext:value-type="float">
            <text:p>0.2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8" calcext:value-type="float">
            <text:p>0.2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89" calcext:value-type="float">
            <text:p>0.2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1" calcext:value-type="float">
            <text:p>0.2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2" calcext:value-type="float">
            <text:p>0.2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3" calcext:value-type="float">
            <text:p>0.2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4" calcext:value-type="float">
            <text:p>0.2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5" calcext:value-type="float">
            <text:p>0.2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6" calcext:value-type="float">
            <text:p>0.2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7" calcext:value-type="float">
            <text:p>0.2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8" calcext:value-type="float">
            <text:p>0.2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9" calcext:value-type="float">
            <text:p>0.2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1" calcext:value-type="float">
            <text:p>0.3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2" calcext:value-type="float">
            <text:p>0.3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3" calcext:value-type="float">
            <text:p>0.3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4" calcext:value-type="float">
            <text:p>0.3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5" calcext:value-type="float">
            <text:p>0.3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6" calcext:value-type="float">
            <text:p>0.3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7" calcext:value-type="float">
            <text:p>0.3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8" calcext:value-type="float">
            <text:p>0.3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09" calcext:value-type="float">
            <text:p>0.3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1" calcext:value-type="float">
            <text:p>0.3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2" calcext:value-type="float">
            <text:p>0.3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3" calcext:value-type="float">
            <text:p>0.3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4" calcext:value-type="float">
            <text:p>0.3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5" calcext:value-type="float">
            <text:p>0.3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6" calcext:value-type="float">
            <text:p>0.3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7" calcext:value-type="float">
            <text:p>0.3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8" calcext:value-type="float">
            <text:p>0.3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9" calcext:value-type="float">
            <text:p>0.3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1" calcext:value-type="float">
            <text:p>0.3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2" calcext:value-type="float">
            <text:p>0.3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3" calcext:value-type="float">
            <text:p>0.3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4" calcext:value-type="float">
            <text:p>0.3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5" calcext:value-type="float">
            <text:p>0.3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6" calcext:value-type="float">
            <text:p>0.3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7" calcext:value-type="float">
            <text:p>0.3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8" calcext:value-type="float">
            <text:p>0.3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9" calcext:value-type="float">
            <text:p>0.3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1" calcext:value-type="float">
            <text:p>0.3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2" calcext:value-type="float">
            <text:p>0.3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4" calcext:value-type="float">
            <text:p>0.3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5" calcext:value-type="float">
            <text:p>0.3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6" calcext:value-type="float">
            <text:p>0.3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7" calcext:value-type="float">
            <text:p>0.3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8" calcext:value-type="float">
            <text:p>0.3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9" calcext:value-type="float">
            <text:p>0.3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1" calcext:value-type="float">
            <text:p>0.3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2" calcext:value-type="float">
            <text:p>0.3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3" calcext:value-type="float">
            <text:p>0.3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4" calcext:value-type="float">
            <text:p>0.3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5" calcext:value-type="float">
            <text:p>0.3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6" calcext:value-type="float">
            <text:p>0.3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7" calcext:value-type="float">
            <text:p>0.3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8" calcext:value-type="float">
            <text:p>0.3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9" calcext:value-type="float">
            <text:p>0.3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1" calcext:value-type="float">
            <text:p>0.3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2" calcext:value-type="float">
            <text:p>0.3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3" calcext:value-type="float">
            <text:p>0.3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4" calcext:value-type="float">
            <text:p>0.3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5" calcext:value-type="float">
            <text:p>0.3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6" calcext:value-type="float">
            <text:p>0.3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7" calcext:value-type="float">
            <text:p>0.3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8" calcext:value-type="float">
            <text:p>0.3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9" calcext:value-type="float">
            <text:p>0.3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1" calcext:value-type="float">
            <text:p>0.3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3" calcext:value-type="float">
            <text:p>0.3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4" calcext:value-type="float">
            <text:p>0.3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5" calcext:value-type="float">
            <text:p>0.3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6" calcext:value-type="float">
            <text:p>0.3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7" calcext:value-type="float">
            <text:p>0.3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8" calcext:value-type="float">
            <text:p>0.3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9" calcext:value-type="float">
            <text:p>0.3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1" calcext:value-type="float">
            <text:p>0.3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2" calcext:value-type="float">
            <text:p>0.3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3" calcext:value-type="float">
            <text:p>0.3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4" calcext:value-type="float">
            <text:p>0.3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6" calcext:value-type="float">
            <text:p>0.3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7" calcext:value-type="float">
            <text:p>0.3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8" calcext:value-type="float">
            <text:p>0.3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9" calcext:value-type="float">
            <text:p>0.3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1" calcext:value-type="float">
            <text:p>0.3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2" calcext:value-type="float">
            <text:p>0.3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3" calcext:value-type="float">
            <text:p>0.3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4" calcext:value-type="float">
            <text:p>0.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5" calcext:value-type="float">
            <text:p>0.3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6" calcext:value-type="float">
            <text:p>0.3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7" calcext:value-type="float">
            <text:p>0.3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8" calcext:value-type="float">
            <text:p>0.3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9" calcext:value-type="float">
            <text:p>0.3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1" calcext:value-type="float">
            <text:p>0.3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2" calcext:value-type="float">
            <text:p>0.3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3" calcext:value-type="float">
            <text:p>0.3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4" calcext:value-type="float">
            <text:p>0.3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5" calcext:value-type="float">
            <text:p>0.3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6" calcext:value-type="float">
            <text:p>0.3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7" calcext:value-type="float">
            <text:p>0.3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8" calcext:value-type="float">
            <text:p>0.3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9" calcext:value-type="float">
            <text:p>0.3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1" calcext:value-type="float">
            <text:p>0.4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2" calcext:value-type="float">
            <text:p>0.4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3" calcext:value-type="float">
            <text:p>0.4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4" calcext:value-type="float">
            <text:p>0.4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6" calcext:value-type="float">
            <text:p>0.4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7" calcext:value-type="float">
            <text:p>0.4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09" calcext:value-type="float">
            <text:p>0.4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1" calcext:value-type="float">
            <text:p>0.4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2" calcext:value-type="float">
            <text:p>0.4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3" calcext:value-type="float">
            <text:p>0.4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4" calcext:value-type="float">
            <text:p>0.4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5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6" calcext:value-type="float">
            <text:p>0.4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7" calcext:value-type="float">
            <text:p>0.4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8" calcext:value-type="float">
            <text:p>0.4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9" calcext:value-type="float">
            <text:p>0.4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1" calcext:value-type="float">
            <text:p>0.4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2" calcext:value-type="float">
            <text:p>0.4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3" calcext:value-type="float">
            <text:p>0.4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4" calcext:value-type="float">
            <text:p>0.4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5" calcext:value-type="float">
            <text:p>0.4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6" calcext:value-type="float">
            <text:p>0.4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7" calcext:value-type="float">
            <text:p>0.4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8" calcext:value-type="float">
            <text:p>0.4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9" calcext:value-type="float">
            <text:p>0.4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1" calcext:value-type="float">
            <text:p>0.4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2" calcext:value-type="float">
            <text:p>0.4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3" calcext:value-type="float">
            <text:p>0.4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4" calcext:value-type="float">
            <text:p>0.4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5" calcext:value-type="float">
            <text:p>0.4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6" calcext:value-type="float">
            <text:p>0.4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7" calcext:value-type="float">
            <text:p>0.4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8" calcext:value-type="float">
            <text:p>0.4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9" calcext:value-type="float">
            <text:p>0.4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1" calcext:value-type="float">
            <text:p>0.4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2" calcext:value-type="float">
            <text:p>0.4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3" calcext:value-type="float">
            <text:p>0.4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5" calcext:value-type="float">
            <text:p>0.4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6" calcext:value-type="float">
            <text:p>0.4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7" calcext:value-type="float">
            <text:p>0.4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8" calcext:value-type="float">
            <text:p>0.4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9" calcext:value-type="float">
            <text:p>0.4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1" calcext:value-type="float">
            <text:p>0.4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2" calcext:value-type="float">
            <text:p>0.4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3" calcext:value-type="float">
            <text:p>0.4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4" calcext:value-type="float">
            <text:p>0.4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5" calcext:value-type="float">
            <text:p>0.4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6" calcext:value-type="float">
            <text:p>0.4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7" calcext:value-type="float">
            <text:p>0.4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8" calcext:value-type="float">
            <text:p>0.4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9" calcext:value-type="float">
            <text:p>0.4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1" calcext:value-type="float">
            <text:p>0.4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2" calcext:value-type="float">
            <text:p>0.4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3" calcext:value-type="float">
            <text:p>0.4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4" calcext:value-type="float">
            <text:p>0.4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5" calcext:value-type="float">
            <text:p>0.4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7" calcext:value-type="float">
            <text:p>0.4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8" calcext:value-type="float">
            <text:p>0.4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9" calcext:value-type="float">
            <text:p>0.4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1" calcext:value-type="float">
            <text:p>0.4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2" calcext:value-type="float">
            <text:p>0.4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3" calcext:value-type="float">
            <text:p>0.4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4" calcext:value-type="float">
            <text:p>0.4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6" calcext:value-type="float">
            <text:p>0.4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7" calcext:value-type="float">
            <text:p>0.4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8" calcext:value-type="float">
            <text:p>0.4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9" calcext:value-type="float">
            <text:p>0.4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1" calcext:value-type="float">
            <text:p>0.4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3" calcext:value-type="float">
            <text:p>0.4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4" calcext:value-type="float">
            <text:p>0.4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5" calcext:value-type="float">
            <text:p>0.4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6" calcext:value-type="float">
            <text:p>0.4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7" calcext:value-type="float">
            <text:p>0.4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8" calcext:value-type="float">
            <text:p>0.4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9" calcext:value-type="float">
            <text:p>0.4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1" calcext:value-type="float">
            <text:p>0.4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2" calcext:value-type="float">
            <text:p>0.4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3" calcext:value-type="float">
            <text:p>0.4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4" calcext:value-type="float">
            <text:p>0.4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5" calcext:value-type="float">
            <text:p>0.4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6" calcext:value-type="float">
            <text:p>0.4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7" calcext:value-type="float">
            <text:p>0.4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8" calcext:value-type="float">
            <text:p>0.4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9" calcext:value-type="float">
            <text:p>0.4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TEST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14:27:26.138809788</meta:creation-date>
    <meta:generator>LibreOffice/7.1.2.2$Linux_X86_64 LibreOffice_project/10$Build-2</meta:generator>
    <dc:date>2021-05-15T22:28:52.068891670</dc:date>
    <meta:editing-duration>PT13M43S</meta:editing-duration>
    <meta:editing-cycles>2</meta:editing-cycles>
    <meta:document-statistic meta:table-count="2" meta:cell-count="3529" meta:object-count="0"/>
  </office:meta>
</office:document-meta>
</file>